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c14" officeooo:paragraph-rsid="000b4c14"/>
    </style:style>
    <style:style style:name="P2" style:family="paragraph" style:parent-style-name="Standard">
      <style:text-properties officeooo:rsid="000b4c14" officeooo:paragraph-rsid="000c82b9"/>
    </style:style>
    <style:style style:name="P3" style:family="paragraph" style:parent-style-name="Standard">
      <style:text-properties officeooo:rsid="000a2234" officeooo:paragraph-rsid="000a2234"/>
    </style:style>
    <style:style style:name="T1" style:family="text">
      <style:text-properties officeooo:rsid="000c8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<text:span text:style-name="T1">idéos sel et poivre :</text:span></text:p>
      <text:p text:style-name="P1">- <text:span text:style-name="T1">noised : https://drive.google.com/drive/folders/1lLShoaAraxWU27x_olaVL-ivtXHauDaP?usp=sharing</text:span></text:p>
      <text:p text:style-name="P2">- <text:span text:style-name="T1">denoised : https://drive.google.com/drive/folders/1ic7sJ8hIy06Oi4rIEnmAhi8rc8QiddIx?usp=sharing</text:span></text:p>
      <text:p text:style-name="P3"/>
      <text:p text:style-name="P3"/>
      <text:p text:style-name="P2">V<text:span text:style-name="T1">idéos gaussien :</text:span></text:p>
      <text:p text:style-name="P2">- <text:span text:style-name="T1">noised : https://drive.google.com/drive/folders/1vNbbdHh1YN5Q1ASubDTZZxrjUe_WHhFx?usp=sharing</text:span></text:p>
      <text:p text:style-name="P2">- <text:span text:style-name="T1">denoised : https://drive.google.com/drive/folders/1XGywbXIffZrLT6WLdyVBLeYwsQrW6uzD?usp=sharing</text:span></text:p>
      <text:p text:style-name="P3"/>
      <text:p text:style-name="P3"/>
      <text:p text:style-name="P2">V<text:span text:style-name="T1">idéos sel et poivre + gaussien :</text:span></text:p>
      <text:p text:style-name="P2">- <text:span text:style-name="T1">noised : https://drive.google.com/drive/folders/1BekeKhTCOyJXA1svPlUQxadXK63gnd26?usp=sharing</text:span></text:p>
      <text:p text:style-name="P2">- <text:span text:style-name="T1">denoised : https://drive.google.com/drive/folders/1qTiU1DPo-MHYXm9J3vopF6wgv-dluBY_?usp=shar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20:21:11.093000000</meta:creation-date>
    <dc:date>2024-12-13T06:47:10.516000000</dc:date>
    <meta:editing-duration>PT41M53S</meta:editing-duration>
    <meta:editing-cycles>3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9" meta:word-count="39" meta:character-count="648" meta:non-whitespace-character-count="618"/>
  </office:meta>
</office:document-meta>
</file>